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 fo:font-weight="bold" officeooo:rsid="001906d3" officeooo:paragraph-rsid="001906d3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language="en" fo:country="US" fo:font-weight="bold" officeooo:rsid="001906d3" officeooo:paragraph-rsid="001906d3" style:font-weight-asian="bold" style:font-weight-complex="bold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Work-case 1</text:p>
      <text:p text:style-name="P2">Lankovskiy</text:p>
      <text:p text:style-name="P2">Fedorenko</text:p>
      <text:p text:style-name="P2">Danik</text:p>
      <text:p text:style-name="Text_20_body"/>
      <text:p text:style-name="Text_20_body">Git is a distributed version control system that allows you to track changes in your files and collaborate with others on projects. It's like a time machine for your code, allowing you to go back to previous versions, see who made changes, and easily merge different people's work.</text:p>
      <text:h text:style-name="Heading_20_3" text:outline-level="3">Основні дії та команди в Git</text:h>
      <text:p text:style-name="Text_20_body">Here are some of the basic actions and commands you'll use in Git:</text:p>
      <text:list text:style-name="L1">
        <text:list-item>
          <text:p text:style-name="P3"><text:span text:style-name="Strong_20_Emphasis">git init</text:span>: Initializes a new Git repository in your project folder. </text:p>
        </text:list-item>
        <text:list-item>
          <text:p text:style-name="P3"><text:span text:style-name="Strong_20_Emphasis">git clone</text:span>: Copies an existing repository from a remote server (like GitHub) to your local machine. </text:p>
        </text:list-item>
        <text:list-item>
          <text:p text:style-name="P3"><text:span text:style-name="Strong_20_Emphasis">git add</text:span>: Stages changes you've made to your files, preparing them to be committed. </text:p>
        </text:list-item>
        <text:list-item>
          <text:p text:style-name="P3"><text:span text:style-name="Strong_20_Emphasis">git commit</text:span>: Saves a snapshot of your staged changes with a descriptive message. </text:p>
        </text:list-item>
        <text:list-item>
          <text:p text:style-name="P3"><text:span text:style-name="Strong_20_Emphasis">git push</text:span>: Uploads your committed changes to a remote repository. </text:p>
        </text:list-item>
        <text:list-item>
          <text:p text:style-name="P3"><text:span text:style-name="Strong_20_Emphasis">git pull</text:span>: Downloads changes from a remote repository to your local machine. </text:p>
        </text:list-item>
        <text:list-item>
          <text:p text:style-name="P3"><text:span text:style-name="Strong_20_Emphasis">git branch</text:span>: Creates, lists, and manages branches, which are like separate lines of development. </text:p>
        </text:list-item>
        <text:list-item>
          <text:p text:style-name="P3"><text:span text:style-name="Strong_20_Emphasis">git merge</text:span>: Combines changes from one branch into another. </text:p>
        </text:list-item>
        <text:list-item>
          <text:p text:style-name="P4"><text:span text:style-name="Strong_20_Emphasis">git log</text:span>: Shows a history of commits, allowing you to see who made changes and when. </text:p>
        </text:list-item>
      </text:list>
      <text:h text:style-name="Heading_20_3" text:outline-level="3">Commit: Tracking Changes in Files</text:h>
      <text:p text:style-name="Text_20_body">A "commit" in Git is like taking a photo of your project at a specific point in time. It records the changes you've made to your files since the last commit. Each commit has a unique ID and a message describing the changes.</text:p>
      <text:p text:style-name="Text_20_body">Git uses commits to track the history of your project. You can view all the commits made, see what changes were included in each commit, and even revert back to a previous commit if needed. This makes it easy to collaborate with others, as everyone can see the history of changes and easily merge their work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8:43:16.122000000</meta:creation-date>
    <dc:date>2025-02-07T19:14:02.753000000</dc:date>
    <meta:editing-duration>PT30M47S</meta:editing-duration>
    <meta:editing-cycles>1</meta:editing-cycles>
    <meta:document-statistic meta:table-count="0" meta:image-count="0" meta:object-count="0" meta:page-count="1" meta:paragraph-count="19" meta:word-count="300" meta:character-count="1691" meta:non-whitespace-character-count="1410"/>
    <meta:generator>LibreOffice/24.8.4.2$Windows_X86_64 LibreOffice_project/bb3cfa12c7b1bf994ecc5649a80400d06cd71002</meta:generator>
  </office:meta>
</office:document-meta>
</file>